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 fo:line-height="150%"/>
      <style:text-properties style:font-name="Arial" style:font-name-complex="Arial" fo:language="pt" fo:country="BR"/>
    </style:style>
    <style:style style:name="P5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6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7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8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9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0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1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2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3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4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5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6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7" style:parent-style-name="Título" style:family="paragraph">
      <style:paragraph-properties fo:text-align="end" fo:line-height="150%"/>
      <style:text-properties style:font-name="Arial" style:font-name-complex="Arial" fo:language="pt" fo:country="BR"/>
    </style:style>
    <style:style style:name="P18" style:parent-style-name="Normal" style:family="paragraph">
      <style:paragraph-properties fo:text-align="justify" fo:line-height="150%"/>
      <style:text-properties style:font-name="Arial" style:font-name-complex="Arial" fo:language="fr" fo:country="FR"/>
    </style:style>
    <style:style style:name="P19" style:parent-style-name="Título" style:family="paragraph">
      <style:paragraph-properties fo:text-align="end" fo:line-height="150%"/>
      <style:text-properties style:font-name="Arial" style:font-name-complex="Arial" fo:font-size="14pt" style:font-size-asian="14pt" style:font-size-complex="14pt" fo:language="pt" fo:country="BR"/>
    </style:style>
    <style:style style:name="P20" style:parent-style-name="Título" style:family="paragraph">
      <style:paragraph-properties fo:text-align="justify" fo:line-height="150%"/>
      <style:text-properties style:font-name="Arial" style:font-name-complex="Arial" fo:font-size="14pt" style:font-size-asian="14pt" style:font-size-complex="14pt" fo:language="pt" fo:country="BR"/>
    </style:style>
    <style:style style:name="P21" style:parent-style-name="Título" style:master-page-name="MP1" style:family="paragraph">
      <style:paragraph-properties fo:break-before="page" fo:line-height="150%"/>
    </style:style>
    <style:style style:name="T59" style:parent-style-name="Fonteparág.padrão" style:family="text">
      <style:text-properties style:font-name="Arial" style:font-name-complex="Arial" fo:language="pt" fo:country="BR"/>
    </style:style>
    <style:style style:name="TableColumn61" style:family="table-column">
      <style:table-column-properties style:column-width="1.6in" style:use-optimal-column-width="false"/>
    </style:style>
    <style:style style:name="TableColumn62" style:family="table-column">
      <style:table-column-properties style:column-width="0.8in" style:use-optimal-column-width="false"/>
    </style:style>
    <style:style style:name="TableColumn63" style:family="table-column">
      <style:table-column-properties style:column-width="2.6in" style:use-optimal-column-width="false"/>
    </style:style>
    <style:style style:name="TableColumn64" style:family="table-column">
      <style:table-column-properties style:column-width="1.6in" style:use-optimal-column-width="false"/>
    </style:style>
    <style:style style:name="Table60" style:family="table">
      <style:table-properties style:width="6.6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line-height="150%"/>
    </style:style>
    <style:style style:name="T68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P70" style:parent-style-name="Tabletext" style:family="paragraph">
      <style:paragraph-properties fo:text-align="center" fo:line-height="150%"/>
    </style:style>
    <style:style style:name="T71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P73" style:parent-style-name="Tabletext" style:family="paragraph">
      <style:paragraph-properties fo:text-align="center" fo:line-height="150%"/>
    </style:style>
    <style:style style:name="T74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abletext" style:family="paragraph">
      <style:paragraph-properties fo:text-align="center" fo:line-height="150%"/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language="pt" fo:country="B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="0.0104in solid #000000" style:writing-mode="lr-tb" fo:padding-top="0in" fo:padding-left="0.075in" fo:padding-bottom="0in" fo:padding-right="0.075in"/>
    </style:style>
    <style:style style:name="P82" style:parent-style-name="Tabletext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TableCell83" style:family="table-cell">
      <style:table-cell-properties fo:border="0.0104in solid #000000" style:writing-mode="lr-tb" fo:padding-top="0in" fo:padding-left="0.075in" fo:padding-bottom="0in" fo:padding-right="0.075in"/>
    </style:style>
    <style:style style:name="P84" style:parent-style-name="Tabletext" style:family="paragraph">
      <style:paragraph-properties fo:text-align="justify" fo:line-height="150%"/>
      <style:text-properties style:font-name="Arial" style:font-name-complex="Arial" fo:font-size="12pt" style:font-size-asian="12pt" style:font-size-complex="12pt" fo:language="fr" fo:country="FR"/>
    </style:style>
    <style:style style:name="TableCell85" style:family="table-cell">
      <style:table-cell-properties fo:border="0.0104in solid #000000" style:writing-mode="lr-tb" fo:padding-top="0in" fo:padding-left="0.075in" fo:padding-bottom="0in" fo:padding-right="0.075in"/>
    </style:style>
    <style:style style:name="P86" style:parent-style-name="Tabletext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pt" fo:country="BR"/>
    </style:style>
    <style:style style:name="P87" style:parent-style-name="Normal" style:family="paragraph">
      <style:paragraph-properties fo:text-align="justify" fo:line-height="150%"/>
      <style:text-properties style:font-name="Arial" style:font-name-complex="Arial"/>
    </style:style>
    <style:style style:name="P88" style:parent-style-name="Título" style:family="paragraph">
      <style:paragraph-properties fo:break-before="page" fo:line-height="150%"/>
    </style:style>
    <style:style style:name="T89" style:parent-style-name="Fonteparág.padrão" style:family="text">
      <style:text-properties style:font-name="Arial" style:font-name-complex="Arial" fo:language="pt" fo:country="BR"/>
    </style:style>
    <style:style style:name="P90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9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9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9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9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95" style:parent-style-name="Sumário2" style:family="paragraph">
      <style:paragraph-properties fo:text-align="justify" fo:line-height="150%"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9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9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9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9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00" style:parent-style-name="Sumário2" style:family="paragraph">
      <style:paragraph-properties fo:text-align="justify" fo:line-height="150%"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0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0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0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0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05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0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0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0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0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10" style:parent-style-name="Sumário2" style:family="paragraph">
      <style:paragraph-properties fo:text-align="justify" fo:line-height="150%"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1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1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13" style:parent-style-name="Sumário2" style:family="paragraph">
      <style:paragraph-properties fo:text-align="justify" fo:line-height="150%">
        <style:tab-stops>
          <style:tab-stop style:type="right" style:position="0.3944in"/>
          <style:tab-stop style:type="right" style:position="6.2in"/>
        </style:tab-stops>
      </style:paragraph-properties>
    </style:style>
    <style:style style:name="T11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1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1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1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18" style:parent-style-name="Sumário2" style:family="paragraph">
      <style:paragraph-properties fo:text-align="justify" fo:line-height="150%">
        <style:tab-stops>
          <style:tab-stop style:type="right" style:position="0.3944in"/>
          <style:tab-stop style:type="right" style:position="6.2in"/>
        </style:tab-stops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19" style:parent-style-name="Sumário2" style:family="paragraph">
      <style:paragraph-properties fo:text-align="justify" fo:line-height="150%">
        <style:tab-stops>
          <style:tab-stop style:type="right" style:position="0.3944in"/>
          <style:tab-stop style:type="right" style:position="6.2in"/>
        </style:tab-stops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20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2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2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2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25" style:parent-style-name="Sumário1" style:family="paragraph">
      <style:paragraph-properties fo:text-align="justify" fo:line-height="150%">
        <style:tab-stops>
          <style:tab-stop style:type="right" style:position="0.3in"/>
          <style:tab-stop style:type="right" style:position="6.5in"/>
        </style:tab-stops>
      </style:paragraph-properties>
    </style:style>
    <style:style style:name="T12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27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28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29" style:parent-style-name="Fonteparág.padrão" style:family="text">
      <style:text-properties style:font-name="Arial" style:font-name-complex="Arial" fo:language="pt" fo:country="BR"/>
    </style:style>
    <style:style style:name="P130" style:parent-style-name="Título" style:family="paragraph">
      <style:paragraph-properties fo:break-before="page" fo:line-height="150%"/>
    </style:style>
    <style:style style:name="T131" style:parent-style-name="Fonteparág.padrão" style:family="text">
      <style:text-properties style:font-name="Arial" style:font-name-complex="Arial" fo:language="fr" fo:country="FR"/>
    </style:style>
    <style:style style:name="P132" style:parent-style-name="Título1" style:list-style-name="LFO2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33" style:parent-style-name="Título1" style:list-style-name="LFO3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34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fr" fo:country="FR"/>
    </style:style>
    <style:style style:name="P135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fr" fo:country="FR"/>
    </style:style>
    <style:style style:name="P136" style:parent-style-name="Título1" style:list-style-name="LFO3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37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fr" fo:country="FR"/>
    </style:style>
    <style:style style:name="P138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fr" fo:country="FR"/>
    </style:style>
    <style:style style:name="P139" style:parent-style-name="Título1" style:list-style-name="LFO2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40" style:parent-style-name="Título1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41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4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43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4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14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46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47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48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49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5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15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5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53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4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size="12pt" style:font-size-asian="12pt" style:font-size-complex="12pt" fo:language="pt" fo:country="BR"/>
    </style:style>
    <style:style style:name="P155" style:parent-style-name="Título1" style:family="paragraph">
      <style:paragraph-properties fo:line-height="150%"/>
      <style:text-properties style:font-name="Arial" style:font-name-complex="Arial" fo:font-size="12pt" style:font-size-asian="12pt"/>
    </style:style>
    <style:style style:name="P156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57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5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159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60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61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6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163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64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65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pt" fo:country="BR"/>
    </style:style>
    <style:style style:name="P166" style:parent-style-name="Título1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67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68" style:parent-style-name="Normal" style:family="paragraph">
      <style:paragraph-properties fo:text-align="justify" fo:line-height="150%"/>
    </style:style>
    <style:style style:name="T16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170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71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72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73" style:parent-style-name="Normal" style:family="paragraph">
      <style:paragraph-properties fo:text-align="justify" fo:line-height="150%"/>
    </style:style>
    <style:style style:name="T17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175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76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size="12pt" style:font-size-asian="12pt" style:font-size-complex="12pt" fo:language="fr" fo:country="FR"/>
    </style:style>
    <style:style style:name="P177" style:parent-style-name="Título1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78" style:parent-style-name="ParágrafodaLista" style:family="paragraph">
      <style:paragraph-properties fo:text-align="justify" fo:line-height="150%" fo:margin-left="0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P179" style:parent-style-name="ParágrafodaLista" style:family="paragraph">
      <style:paragraph-properties fo:text-align="justify" fo:line-height="150%" fo:margin-left="0in">
        <style:tab-stops/>
      </style:paragraph-properties>
    </style:style>
    <style:style style:name="T180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 fo:language="pt" fo:country="BR"/>
    </style:style>
    <style:style style:name="T181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T182" style:parent-style-name="Fonteparág.padrão" style:family="text">
      <style:text-properties style:font-name="Arial" style:font-name-complex="Arial" fo:font-size="12pt" style:font-size-asian="12pt" style:font-size-complex="12pt" fo:language="pt" fo:country="BR"/>
    </style:style>
    <style:style style:name="P183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fr" fo:country="FR"/>
    </style:style>
    <style:style style:name="P184" style:parent-style-name="Título1" style:list-style-name="LFO2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85" style:parent-style-name="Normal" style:family="paragraph">
      <style:paragraph-properties fo:line-height="150%"/>
    </style:style>
    <style:style style:name="T186" style:parent-style-name="Fonteparág.padrão" style:family="text">
      <style:text-properties style:font-name="Arial" style:font-name-complex="Arial" fo:font-size="12pt" style:font-size-asian="12pt" style:font-size-complex="12pt" fo:language="fr" fo:country="FR"/>
    </style:style>
    <style:style style:name="T187" style:parent-style-name="Fonteparág.padrão" style:family="text">
      <style:text-properties style:font-name="Arial" style:font-name-complex="Arial" fo:font-size="12pt" style:font-size-asian="12pt" style:font-size-complex="12pt" fo:language="fr" fo:country="FR"/>
    </style:style>
    <style:style style:name="T188" style:parent-style-name="Fonteparág.padrão" style:family="text">
      <style:text-properties style:font-name="Arial" style:font-name-complex="Arial" fo:font-size="12pt" style:font-size-asian="12pt" style:font-size-complex="12pt" fo:language="fr" fo:country="FR"/>
    </style:style>
    <style:style style:name="P189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fr" fo:country="FR"/>
    </style:style>
    <style:style style:name="P190" style:parent-style-name="Título1" style:list-style-name="LFO2" style:family="paragraph">
      <style:paragraph-properties fo:line-height="150%"/>
      <style:text-properties style:font-name="Arial" style:font-name-complex="Arial" fo:font-size="12pt" style:font-size-asian="12pt" fo:language="fr" fo:country="FR"/>
    </style:style>
    <style:style style:name="P191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 fo:language="fr" fo:country="FR"/>
    </style:style>
    <style:style style:name="P192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193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19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195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196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197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198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199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200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 fo:language="fr" fo:country="FR"/>
    </style:style>
    <style:style style:name="P201" style:parent-style-name="Normal" style:family="paragraph">
      <style:paragraph-properties fo:text-align="center" fo:line-height="150%"/>
      <style:text-properties style:font-name="Arial" style:font-name-complex="Arial" fo:language="fr" fo:country="FR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ManSAD</text:p>
      <text:p text:style-name="P17">Especificação de Requisitos de Software</text:p>
      <text:p text:style-name="P18"/>
      <text:p text:style-name="P19">Versão 1.0</text:p>
      <text:p text:style-name="P20"/>
      <text:p text:style-name="P21"><text:span text:style-name="T59">Histórico da Revisão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text:span text:style-name="T68">Data</text:span></text:p>
          </table:table-cell>
          <table:table-cell table:style-name="TableCell69">
            <text:p text:style-name="P70"><text:span text:style-name="T71">Versão</text:span></text:p>
          </table:table-cell>
          <table:table-cell table:style-name="TableCell72">
            <text:p text:style-name="P73"><text:span text:style-name="T74">Descrição</text:span></text:p>
          </table:table-cell>
          <table:table-cell table:style-name="TableCell75">
            <text:p text:style-name="P76"><text:span text:style-name="T77">Autor</text:span></text:p>
          </table:table-cell>
        </table:table-row>
        <table:table-row table:style-name="TableRow78">
          <table:table-cell table:style-name="TableCell79">
            <text:p text:style-name="P80">08/09/2013</text:p>
          </table:table-cell>
          <table:table-cell table:style-name="TableCell81">
            <text:p text:style-name="P82">1.0</text:p>
          </table:table-cell>
          <table:table-cell table:style-name="TableCell83">
            <text:p text:style-name="P84">Versão inicial do documento de Especificação<text:s/>de Requisitos.</text:p>
          </table:table-cell>
          <table:table-cell table:style-name="TableCell85">
            <text:p text:style-name="P86">Ana Cláudia<text:s/>Santana Moreira</text:p>
          </table:table-cell>
        </table:table-row>
      </table:table>
      <text:p text:style-name="P87"/>
      <text:p text:style-name="P88"><text:span text:style-name="T89">Índice Analític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90"><text:span text:style-name="T91">1.</text:span><text:span text:style-name="T92"><text:tab/></text:span><text:span text:style-name="T93">Introdução</text:span><text:span text:style-name="T94"><text:tab/>4</text:span></text:p>
          <text:p text:style-name="P95"><text:span text:style-name="T96">1.1</text:span><text:span text:style-name="T97"><text:tab/></text:span><text:span text:style-name="T98">Finalidade</text:span><text:span text:style-name="T99"><text:tab/>4</text:span></text:p>
          <text:p text:style-name="P100"><text:span text:style-name="T101">1.2</text:span><text:span text:style-name="T102"><text:tab/></text:span><text:span text:style-name="T103">Público alvo</text:span><text:span text:style-name="T104"><text:tab/>4</text:span></text:p>
          <text:p text:style-name="P105"><text:span text:style-name="T106">2.</text:span><text:span text:style-name="T107"><text:tab/></text:span><text:span text:style-name="T108">Requisitos</text:span><text:span text:style-name="T109"><text:tab/>4</text:span></text:p>
          <text:p text:style-name="P110"><text:span text:style-name="T111">2.1Funcionais</text:span><text:span text:style-name="T112"><text:tab/>4</text:span></text:p>
          <text:p text:style-name="P113"><text:span text:style-name="T114">2.2</text:span><text:span text:style-name="T115"><text:tab/></text:span><text:span text:style-name="T116">IHC</text:span><text:span text:style-name="T117"><text:tab/>5</text:span></text:p>
          <text:p text:style-name="P118">2.3Interface Externa<text:tab/>5</text:p>
          <text:p text:style-name="P119">2.4Plataforma<text:tab/>5</text:p>
          <text:p text:style-name="P120"><text:span text:style-name="T121">3.</text:span><text:span text:style-name="T122"><text:tab/></text:span><text:span text:style-name="T123">Matriz de Rastreabilidade</text:span><text:span text:style-name="T124"><text:tab/>5</text:span></text:p>
          <text:p text:style-name="P125"><text:span text:style-name="T126">4.</text:span><text:span text:style-name="T127"><text:tab/></text:span><text:span text:style-name="T128">Aprovação Formal</text:span><text:span text:style-name="T129"><text:tab/>6</text:span></text:p>
        </text:index-body>
      </text:table-of-content>
      <text:p text:style-name="P130"><text:span text:style-name="T131">Especificação de Requisitos de Software</text:span></text:p>
      <text:list text:style-name="LFO2" text:continue-numbering="true">
        <text:list-item>
          <text:p text:style-name="P132">Introdução</text:p>
        </text:list-item>
      </text:list>
      <text:list text:style-name="LFO3" text:continue-numbering="true">
        <text:list-item>
          <text:p text:style-name="P133">Finalidade</text:p>
        </text:list-item>
      </text:list>
      <text:p text:style-name="P134">Este documento tem por finalidade especificar os requisitos do projeto de manutenção do Sistema de Avaliação do Docente (SAD).</text:p>
      <text:p text:style-name="P135"/>
      <text:list text:style-name="LFO3" text:continue-numbering="true">
        <text:list-item>
          <text:p text:style-name="P136">Público alvo</text:p>
        </text:list-item>
      </text:list>
      <text:p text:style-name="P137">Este documento é destinado e todos os membros da equipe do projeto e stakeholders.</text:p>
      <text:p text:style-name="P138"/>
      <text:list text:style-name="LFO2" text:continue-numbering="true">
        <text:list-item>
          <text:p text:style-name="P139">Requisitos</text:p>
        </text:list-item>
      </text:list>
      <text:h text:style-name="P140" text:outline-level="1">FUNCIONAIS</text:h>
      <text:p text:style-name="P141"><text:span text:style-name="T142">RFUN1 - O sistema deverá funcionar de forma integrada ou não com os outros sistemas.</text:span></text:p>
      <text:p text:style-name="P143"><text:span text:style-name="T144">Descrição</text:span><text:span text:style-name="T145">: O sistema deverá operar de forma integrada ao SICAD, para alimentar-se de dados ou funcionará de forma ind</text:span><text:span text:style-name="T146">ependente, sem integração. A necessidade do funcionamento não integrado seria no caso no qual o SICAD esteja indisponível, o SAD deverá prover um artifício para que possa ser computado e contabilizado os pontos do docente.</text:span></text:p>
      <text:p text:style-name="P147"/>
      <text:p text:style-name="P148">RFUN2 – Contabilização dos<text:s/>pontos das atividades do docente</text:p>
      <text:p text:style-name="P149"><text:span text:style-name="T150">Descrição</text:span><text:span text:style-name="T151">: Requisito a qual estabelece a forma de contabilização dos pontos referente às atividades do docente. Os requisitos de cálculo parcial e interstício do estágio probatório e progressão horizontal, respectivamente,<text:s/></text:span><text:span text:style-name="T152">a usam para efetuar o cálculo das notas.</text:span></text:p>
      <text:p text:style-name="P153"/>
      <text:p text:style-name="P154"/>
      <text:h text:style-name="P155" text:outline-level="1">IHC</text:h>
      <text:p text:style-name="P156">RIHC1 - Versão WEB para dispositivos móveis</text:p>
      <text:p text:style-name="P157"><text:span text:style-name="T158">Descrição</text:span><text:span text:style-name="T159">: Deverá prover uma interface adaptada para os dispositivos móveis visando maior facilidade de navegação.</text:span></text:p>
      <text:p text:style-name="P160">RIHC2 – Informar o progresso de tarefas executadas</text:p>
      <text:p text:style-name="P161"><text:span text:style-name="T162">Descrição</text:span><text:span text:style-name="T163">: A interface com o usuário deverá informar a situação de uma tarefa que o mesmo requisitou, seja um processamento realizado ou a espera de uma requisição feita. De cunho apenas informativo, é necessário esse tipo de abordagem para manter a par da</text:span><text:span text:style-name="T164"><text:s/>situação atual do projeto.</text:span></text:p>
      <text:p text:style-name="P165"/>
      <text:h text:style-name="P166" text:outline-level="1">INTERFACE EXTERNA</text:h>
      <text:p text:style-name="P167">RIEX1 – Exportação de dados em XML</text:p>
      <text:p text:style-name="P168"><text:span text:style-name="T169">Descrição:<text:s/></text:span><text:span text:style-name="T170">O projeto fornecerá a opção de exportação de dados em XML, para que possa ser feito a integração com possíveis outros sistemas.</text:span></text:p>
      <text:p text:style-name="P171"/>
      <text:p text:style-name="P172">RIEX2 – Exportação de dados em ODS</text:p>
      <text:p text:style-name="P173"><text:span text:style-name="T174">Descrição:<text:s/></text:span><text:span text:style-name="T175">O projeto fornecerá a opção de exportação de dados em ODS, para que possa ser feito a integração e utilização por softwares de terceiros.</text:span></text:p>
      <text:p text:style-name="P176"/>
      <text:h text:style-name="P177" text:outline-level="1">PLATAFORMA</text:h>
      <text:p text:style-name="P178">RPSW1–Utilização da JDK 6</text:p>
      <text:p text:style-name="P179"><text:span text:style-name="T180">Descrição:<text:s/></text:span><text:span text:style-name="T181">A implementação do projeto deverá ser feito inteiramente<text:s/></text:span><text:span text:style-name="T182">na linguagem de programação Java. O motivo da utilização da versão 6 é de que é a mais utilizada atualmente.</text:span></text:p>
      <text:p text:style-name="P183"/>
      <text:list text:style-name="LFO2" text:continue-numbering="true">
        <text:list-item>
          <text:p text:style-name="P184">Matriz de rastreabilidade</text:p>
        </text:list-item>
      </text:list>
      <text:p text:style-name="P185"><text:span text:style-name="T186">A matriz de rastreabilidade dos requisitos pode ser encontrada<text:s/></text:span><text:span text:style-name="T187">na pasta do Google Code destinada a Ge</text:span><text:span text:style-name="T188">rência de Requisitos do projeto.</text:span></text:p>
      <text:p text:style-name="P189"/>
      <text:list text:style-name="LFO2" text:continue-numbering="true">
        <text:list-item>
          <text:p text:style-name="P190">Aprovação Formal</text:p>
        </text:list-item>
      </text:list>
      <text:p text:style-name="P191"/>
      <text:p text:style-name="P192">__________________________________________</text:p>
      <text:p text:style-name="P193">Juliano Lopes de Oliveira</text:p>
      <text:p text:style-name="P194"/>
      <text:p text:style-name="P195">__________________________________________</text:p>
      <text:p text:style-name="P196">Gerente de Projeto</text:p>
      <text:p text:style-name="P197"/>
      <text:p text:style-name="P198"/>
      <text:p text:style-name="P199">____ de _______________ de 2013.</text:p>
      <text:p text:style-name="P200"/>
      <text:p text:style-name="P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fo:font-weight="bold" style:font-weight-asian="bold" style:font-weight-complex="bold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font-size="11pt" style:font-size-asian="11pt" fo:language="en" fo:country="US"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6">
      <style:paragraph-properties fo:widows="2" fo:orphans="2" fo:text-align="justify" fo:margin-top="0.0833in" fo:line-height="100%" fo:margin-right="0.25in">
        <style:tab-stops>
          <style:tab-stop style:type="left" style:position="-1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text-align="justify" fo:margin-top="0.0833in" fo:margin-bottom="0.0833in" fo:line-height="150%" fo:margin-left="0.5298in">
        <style:tab-stops/>
      </style:paragraph-properties>
      <style:text-properties style:font-style-complex="italic" style:font-size-complex="11pt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8Char" style:display-name="Título 8 Char" style:family="text" style:parent-style-name="Fonteparág.padrão">
      <style:text-properties fo:font-style="italic" style:font-style-asian="italic" style:font-style-complex="italic" fo:language="en" fo:country="US" style:language-asian="en" style:country-asian="US"/>
    </style:style>
    <text:list-style style:name="LFO6" style:display-name="LFO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onteparág.padrão" style:family="text">
      <style:text-properties fo:font-size="12pt" style:font-size-asian="12pt" style:font-size-complex="12pt" fo:language="pt" fo:country="BR" style:language-asian="pt" style:country-asian="BR"/>
    </style:style>
    <style:style style:name="P3" style:parent-style-name="Cabeçalho" style:family="paragraph">
      <style:paragraph-properties fo:text-align="end"/>
    </style:style>
    <style:style style:name="T4" style:parent-style-name="Fonteparág.padrão" style:family="text">
      <style:text-properties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23" style:family="table-column">
      <style:table-column-properties style:column-width="4.4298in" style:use-optimal-column-width="false"/>
    </style:style>
    <style:style style:name="TableColumn24" style:family="table-column">
      <style:table-column-properties style:column-width="2.2076in" style:use-optimal-column-width="false"/>
    </style:style>
    <style:style style:name="Table22" style:family="table">
      <style:table-properties style:width="6.637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complex="Arial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30" style:parent-style-name="Fonteparág.padrão" style:family="text">
      <style:text-properties style:font-name="Arial" style:font-name-complex="Arial"/>
    </style:style>
    <style:style style:name="T31" style:parent-style-name="Fonteparág.padrão" style:family="text">
      <style:text-properties style:font-name="Arial" style:font-name-complex="Arial" fo:language="pt" fo:country="BR"/>
    </style:style>
    <style:style style:name="T32" style:parent-style-name="Fonteparág.padrão" style:family="text">
      <style:text-properties style:font-name="Arial" style:font-name-complex="Aria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style:writing-mode="lr-tb" fo:padding-top="0in" fo:padding-left="0.075in" fo:padding-bottom="0in" fo:padding-right="0.075in"/>
    </style:style>
    <style:style style:name="P35" style:parent-style-name="Normal" style:family="paragraph">
      <style:text-properties style:font-name="Arial" style:font-name-complex="Arial" fo:language="pt" fo:country="BR"/>
    </style:style>
    <style:style style:name="TableCell36" style:family="table-cell">
      <style:table-cell-properties fo:border="0.0104in solid #000000" style:writing-mode="lr-tb" fo:padding-top="0in" fo:padding-left="0.075in" fo:padding-bottom="0in" fo:padding-right="0.075in"/>
    </style:style>
    <style:style style:name="T37" style:parent-style-name="Fonteparág.padrão" style:family="text">
      <style:text-properties style:font-name="Arial" style:font-name-complex="Arial" fo:language="pt" fo:country="BR"/>
    </style:style>
    <style:style style:name="T38" style:parent-style-name="Fonteparág.padrão" style:family="text">
      <style:text-properties style:font-name="Arial" style:font-name-complex="Arial"/>
    </style:style>
    <style:style style:name="T39" style:parent-style-name="Fonteparág.padrão" style:family="text">
      <style:text-properties style:font-name="Arial" style:font-name-complex="Arial" fo:language="pt" fo:country="B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04in solid #00000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="Arial" style:font-name-complex="Arial" fo:language="pt" fo:country="BR"/>
    </style:style>
    <style:style style:name="P43" style:parent-style-name="Cabeçalho" style:family="paragraph">
      <style:text-properties style:font-name="Arial" style:font-name-complex="Arial" fo:language="pt" fo:country="BR"/>
    </style:style>
    <style:style style:name="TableColumn45" style:family="table-column">
      <style:table-column-properties style:column-width="2.1958in" style:use-optimal-column-width="false"/>
    </style:style>
    <style:style style:name="TableColumn46" style:family="table-column">
      <style:table-column-properties style:column-width="2.1958in" style:use-optimal-column-width="false"/>
    </style:style>
    <style:style style:name="TableColumn47" style:family="table-column">
      <style:table-column-properties style:column-width="2.1958in" style:use-optimal-column-width="false"/>
    </style:style>
    <style:style style:name="Table44" style:family="table">
      <style:table-properties style:width="6.5875in" fo:margin-left="0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right="0.25in"/>
    </style:style>
    <style:style style:name="T51" style:parent-style-name="Fonteparág.padrão" style:family="text">
      <style:text-properties fo:language="pt" fo:country="BR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/>
    </style:style>
    <number:date-style style:name="N54" number:language="en" number:country="US">
      <number:year number:style="long" number:calendar="gregorian"/>
    </number:date-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end"/>
    </style:style>
    <style:style style:name="T57" style:parent-style-name="Fonteparág.padrão" style:family="text">
      <style:text-properties fo:language="pt" fo:country="BR"/>
    </style:style>
    <style:style style:name="T58" style:parent-style-name="Númerodepágina" style:family="text">
      <style:text-properties fo:language="pt" fo:country="BR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Normal"><text:span text:style-name="T2"><draw:frame draw:z-index="251659264" draw:style-name="a0" draw:name="Imagem 0" text:anchor-type="paragraph" svg:x="-0.53125in" svg:y="-0.01042in" svg:width="2.64097in" svg:height="0.89583in" style:rel-width="scale" style:rel-height="scale"><draw:image xlink:href="media/image1.jpeg" xlink:type="simple" xlink:show="embed" xlink:actuate="onLoad"/><svg:title/><svg:desc>LOGO2_COREL.jpg</svg:desc></draw:frame></text:span></text:p>
        <text:p text:style-name="P3"><text:span text:style-name="T4"><draw:frame draw:style-name="a1" draw:name="Imagem 4" text:anchor-type="as-char" svg:x="0in" svg:y="0in" svg:width="1.22639in" svg:height="0.86944in" style:rel-width="scale" style:rel-height="scale"><draw:image xlink:href="media/image2.png" xlink:type="simple" xlink:show="embed" xlink:actuate="onLoad"/><svg:title/><svg:desc/></draw:frame></text:span></text:p>
      </style:header>
    </style:master-page>
    <style:master-page style:name="MP1" style:page-layout-name="PL1">
      <style:header>
        <table:table table:style-name="Table22">
          <table:table-columns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>ManSAD</text:p>
            </table:table-cell>
            <table:table-cell table:style-name="TableCell28">
              <text:p text:style-name="P29"><text:span text:style-name="T30"><text:s text:c="2"/></text:span><text:span text:style-name="T31">Versão:</text:span><text:span text:style-name="T32"><text:s text:c="9"/>1.0</text:span></text:p>
            </table:table-cell>
          </table:table-row>
          <table:table-row table:style-name="TableRow33">
            <table:table-cell table:style-name="TableCell34">
              <text:p text:style-name="P35">Especificação de Requisitos de Software</text:p>
            </table:table-cell>
            <table:table-cell table:style-name="TableCell36">
              <text:p text:style-name="Normal"><text:span text:style-name="T37"><text:s text:c="2"/>Data:</text:span><text:span text:style-name="T38"><text:s text:c="2"/></text:span><text:span text:style-name="T39">08/09/2013</text:span></text:p>
            </table:table-cell>
          </table:table-row>
          <table:table-row table:style-name="TableRow40">
            <table:table-cell table:style-name="TableCell41" table:number-columns-spanned="2">
              <text:p text:style-name="P42">MANSAD_GRE_ERS_ESPECIFICACAO_DE_REQUISITOS_DE_SOFTWARE_1.0</text:p>
            </table:table-cell>
            <table:covered-table-cell/>
          </table:table-row>
        </table:table>
        <text:p text:style-name="P43"/>
      </style:header>
      <style:footer>
        <table:table table:style-name="Table44">
          <table:table-columns>
            <table:table-column table:style-name="TableColumn45"/>
            <table:table-column table:style-name="TableColumn46"/>
            <table:table-column table:style-name="TableColumn47"/>
          </table:table-columns>
          <table:table-row table:style-name="TableRow48">
            <table:table-cell table:style-name="TableCell49">
              <text:p text:style-name="P50"><text:span text:style-name="T51">Reservado</text:span></text:p>
            </table:table-cell>
            <table:table-cell table:style-name="TableCell52">
              <text:p text:style-name="P53">UFG – INF,<text:s/><text:date style:data-style-name="N54">2013</text:date></text:p>
            </table:table-cell>
            <table:table-cell table:style-name="TableCell55">
              <text:p text:style-name="P56"><text:span text:style-name="T57">Página<text:s/></text:span><text:span text:style-name="T58"><text:page-number text:fixed="false">6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os Requisitos de Software</dc:title>
    <dc:subject>&lt;Nome do Projeto&gt;</dc:subject>
    <meta:initial-creator>EMERSON JOSÉ</meta:initial-creator>
    <dc:creator>Ana Cláudia</dc:creator>
    <meta:creation-date>2013-09-09T01:41:00Z</meta:creation-date>
    <dc:date>2013-09-09T01:41:00Z</dc:date>
    <meta:print-date>2013-09-09T01:41:00Z</meta:print-date>
    <meta:template xlink:href="especificação%20de%20requisitos%20de%20software" xlink:type="simple"/>
    <meta:editing-cycles>4</meta:editing-cycles>
    <meta:editing-duration>PT60S</meta:editing-duration>
    <meta:document-statistic meta:page-count="1" meta:paragraph-count="5" meta:word-count="460" meta:character-count="2944" meta:row-count="20" meta:non-whitespace-character-count="2489"/>
  </office:meta>
</office:document-meta>
</file>